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FreeSans" fo:font-size="16pt" officeooo:paragraph-rsid="0000d817" style:font-size-asian="16pt" style:font-size-complex="16pt"/>
    </style:style>
    <style:style style:name="P2" style:family="paragraph" style:parent-style-name="Standard">
      <style:text-properties style:font-name="FreeSans" fo:font-size="16pt" officeooo:rsid="0001cd79" officeooo:paragraph-rsid="0001cd79" style:font-size-asian="16pt" style:font-size-complex="16pt"/>
    </style:style>
    <style:style style:name="P3" style:family="paragraph" style:parent-style-name="Standard">
      <style:text-properties officeooo:paragraph-rsid="0000d817"/>
    </style:style>
    <style:style style:name="P4" style:family="paragraph" style:parent-style-name="Text_20_body">
      <style:text-properties officeooo:paragraph-rsid="0000d817"/>
    </style:style>
    <style:style style:name="P5" style:family="paragraph" style:parent-style-name="Standard">
      <style:text-properties style:font-name="FreeSans" fo:font-size="15pt" officeooo:paragraph-rsid="0000d817" style:font-size-asian="15pt" style:font-size-complex="15pt"/>
    </style:style>
    <style:style style:name="P6" style:family="paragraph" style:parent-style-name="Heading_20_2">
      <style:text-properties style:font-name="FreeSans" fo:font-size="15pt" officeooo:paragraph-rsid="0000d817" style:font-size-asian="15pt" style:font-size-complex="15pt"/>
    </style:style>
    <style:style style:name="P7" style:family="paragraph" style:parent-style-name="Text_20_body">
      <style:text-properties style:font-name="FreeSans" fo:font-size="15pt" officeooo:paragraph-rsid="0000d817" style:font-size-asian="15pt" style:font-size-complex="15p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text-properties officeooo:paragraph-rsid="0000d817"/>
    </style:style>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2">
      <style:paragraph-properties fo:margin-top="0cm" fo:margin-bottom="0cm" loext:contextual-spacing="false"/>
    </style:style>
    <style:style style:name="P15" style:family="paragraph" style:parent-style-name="Text_20_body" style:list-style-name="L3">
      <style:paragraph-properties fo:margin-top="0cm" fo:margin-bottom="0cm" loext:contextual-spacing="false"/>
    </style:style>
    <style:style style:name="T1" style:family="text">
      <style:text-properties style:font-name="FreeSans" fo:font-size="16pt" style:font-size-asian="16pt" style:font-size-complex="16pt"/>
    </style:style>
    <style:style style:name="T2" style:family="text">
      <style:text-properties style:font-name="FreeSans" fo:font-size="16pt" officeooo:rsid="000144e4" style:font-size-asian="16pt" style:font-size-complex="16pt"/>
    </style:style>
    <style:style style:name="T3" style:family="text">
      <style:text-properties style:font-name="FreeSans" fo:font-size="16pt" officeooo:rsid="000348b0" style:font-size-asian="16pt" style:font-size-complex="16pt"/>
    </style:style>
    <style:style style:name="T4" style:family="text">
      <style:text-properties style:font-name="FreeSans" fo:font-size="15pt" style:font-size-asian="15pt" style:font-size-complex="15pt"/>
    </style:style>
    <style:style style:name="T5" style:family="text">
      <style:text-properties style:font-name="FreeSans" fo:font-size="15pt" officeooo:rsid="000144e4" style:font-size-asian="15pt" style:font-size-complex="15pt"/>
    </style:style>
    <style:style style:name="T6" style:family="text">
      <style:text-properties fo:font-size="15pt" officeooo:rsid="000144e4" style:font-size-asian="15pt" style:font-size-complex="15pt"/>
    </style:style>
    <style:style style:name="T7" style:family="text">
      <style:text-properties officeooo:rsid="000144e4"/>
    </style:style>
    <style:style style:name="T8" style:family="text">
      <style:text-properties officeooo:rsid="0001cd79"/>
    </style:style>
    <style:style style:name="T9" style:family="text">
      <style:text-properties officeooo:rsid="000348b0"/>
    </style:style>
    <style:style style:name="T10" style:family="text">
      <style:text-properties officeooo:rsid="000862d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text:p>
      <text:h text:style-name="P6" text:outline-level="2">Git</text:h>
      <text:p text:style-name="Text_20_body">Este comentario está basado en el video, comentarios de éste mismo video y wikipedia.<text:line-break/>Personalmente recomiendo leer y guardar el comentario. No se asusten, es sólo un resumen para que no tengan que hacerlo luego.</text:p>
      <text:p text:style-name="Text_20_body">Git es un sistema de control de versiones, pensado para la eficiencia y la confiabilidad del mantenimiento de versiones en un proyecto. Su propósito es llevar un registro de los cambios en archivos de computadora y coordinar el trabajo que varias personas realizan sobre archivos compartidos.<text:line-break/>Git permite guardar únicamente los cambios realizados en algún archivo o proyecto y nos permite saber dónde, quién o cuándo se han realizado los cambios.</text:p>
      <text:p text:style-name="Text_20_body">Los comandos básicos en Git son los siguientes:</text:p>
      <text:list xml:id="list2228009959" text:style-name="L4">
        <text:list-item>
          <text:p text:style-name="P11"><text:span text:style-name="Source_20_Text">git init</text:span>: Permite iniciar el repositorio (lugar donde se almacenarán los cambios).</text:p>
        </text:list-item>
        <text:list-item>
          <text:p text:style-name="P11"><text:span text:style-name="Source_20_Text">git add &lt;nombre_archivo&gt;</text:span>: Git comienza a “trackear”, comienza a hacerle un seguimiento archivo en cuestión.</text:p>
        </text:list-item>
        <text:list-item>
          <text:p text:style-name="P11"><text:span text:style-name="Source_20_Text">git commit</text:span>: Envía los últimos cambios del archivo a la base de datos del sistema de control de versiones. Una buena práctica al usar este comando es añadir <text:span text:style-name="Source_20_Text">-m</text:span>; al hacer esto, podemos escribir un mensaje que nos permita recordar los cambios que hicimos en ese momento.</text:p>
        </text:list-item>
        <text:list-item>
          <text:p text:style-name="P11"><text:span text:style-name="Source_20_Text">git add .</text:span>: Es un comando que nos permite agregar al repositorio todos los archivos a los cuales se le haya hecho algún cambio.</text:p>
        </text:list-item>
        <text:list-item>
          <text:p text:style-name="P11"><text:span text:style-name="Source_20_Text">git status</text:span>: Permite ver el estado de la base de datos. Por ejemplo, podemos ver si hay algunos cambios que no se han guardado en el repositorio, y si no hay nada nos dirá que todo esta bien.</text:p>
        </text:list-item>
        <text:list-item>
          <text:p text:style-name="P11"><text:span text:style-name="Source_20_Text">git show</text:span>: Mostrara todos los cambios que hemos hecho, esto incluye las líneas que hemos cambiado, cuando y quien hizo dicho cambios.</text:p>
        </text:list-item>
        <text:list-item>
          <text:p text:style-name="P11"><text:span text:style-name="Source_20_Text">git log &lt;nombre_archivo&gt;</text:span>: Muestra todo el historial del archivo.</text:p>
        </text:list-item>
        <text:list-item>
          <text:p text:style-name="P11"><text:span text:style-name="Source_20_Text">git push</text:span>: Permite enviar los cambios realizados a un servidor remoto.</text:p>
        </text:list-item>
        <text:list-item>
          <text:p text:style-name="P11"><text:span text:style-name="Source_20_Text">git push origin &lt;nombre_rama&gt;</text:span>: Sube la rama “nombre_rama” al servidor remoto.</text:p>
        </text:list-item>
        <text:list-item>
          <text:p text:style-name="P11"><text:span text:style-name="Source_20_Text">git fetch</text:span>: Descarga los cambios realizados en el repositorio remoto.</text:p>
        </text:list-item>
        <text:list-item>
          <text:p text:style-name="P11"><text:span text:style-name="Source_20_Text">git merge &lt;nombre_rama&gt;</text:span>: Impacta en la rama en la que te encuentras parado, los cambios realizados en la rama “nombre_rama”.</text:p>
        </text:list-item>
        <text:list-item>
          <text:p text:style-name="P11"><text:span text:style-name="Source_20_Text">git pull</text:span>: Unifica los comandos <text:span text:style-name="Emphasis">fetch</text:span> y <text:span text:style-name="Emphasis">merge</text:span> en un único comando.</text:p>
        </text:list-item>
        <text:list-item>
          <text:p text:style-name="P11"><text:span text:style-name="Source_20_Text">git checkout -b &lt;nombre_rama_nueva&gt;</text:span>: Crea una rama a partir de la que te encuentres parado con el nombre “nombre_rama_nueva”, y luego salta sobre la rama nueva, por lo que quedas parado en esta última.</text:p>
          <text:p text:style-name="P11"><text:soft-page-break/><text:span text:style-name="Source_20_Text"/></text:p>
        </text:list-item>
        <text:list-item>
          <text:p text:style-name="P11"><text:span text:style-name="Source_20_Text">git checkout -t origin/&lt;nombre_rama&gt;</text:span>: Si existe una rama remota de nombre “nombre_rama”, al ejecutar este comando se crea una rama local con el nombre “nombre_rama” para hacer un seguimiento de la rama remota con el mismo nombre.</text:p>
        </text:list-item>
        <text:list-item>
          <text:p text:style-name="P11"><text:span text:style-name="Source_20_Text">git branch</text:span>: Lista todas las ramas locales.</text:p>
        </text:list-item>
        <text:list-item>
          <text:p text:style-name="P11"><text:span text:style-name="Source_20_Text">git branch -a</text:span>:Lista todas las ramas locales y remotas.</text:p>
        </text:list-item>
        <text:list-item>
          <text:p text:style-name="P11"><text:span text:style-name="Source_20_Text">git branch -d &lt;nombre_rama&gt;</text:span>: Elimina la rama local con el nombre “nombre_rama”.</text:p>
        </text:list-item>
        <text:list-item>
          <text:p text:style-name="P11"><text:span text:style-name="Source_20_Text">git push origin &lt;nombre_rama&gt;</text:span>: Commitea los cambios desde el branch local origin al branch “nombre_rama”.</text:p>
        </text:list-item>
        <text:list-item>
          <text:p text:style-name="P11"><text:span text:style-name="Source_20_Text">git remote prune origin</text:span>: Actualiza tu repositorio remoto en caso que algún otro desarrollador haya eliminado alguna rama remota.</text:p>
        </text:list-item>
        <text:list-item>
          <text:p text:style-name="P11"><text:span text:style-name="Source_20_Text">git reset --hard HEAD</text:span>: Elimina los cambios realizados que aún no se hayan hecho <text:span text:style-name="Emphasis">commit</text:span>.</text:p>
        </text:list-item>
        <text:list-item>
          <text:p text:style-name="P11"><text:span text:style-name="Source_20_Text">git revert &lt;hash_commit&gt;</text:span>: Revierte el <text:span text:style-name="Emphasis">commit</text:span> realizado, identificado por el “hash_commit”.</text:p>
        </text:list-item>
      </text:list>
      <text:p text:style-name="Text_20_body">Cuando se habla de “quedar parado”, se refiere a donde estás posicionado, dónde o en qué ruta estás realizando los comandos en la terminal.</text:p>
      <text:p text:style-name="P7"/>
      <text:p text:style-name="P7"/>
      <text:p text:style-name="P7"/>
      <text:p text:style-name="P7"/>
      <text:p text:style-name="P7">Tipos de archivos y sus diferencias:</text:p>
      <text:list xml:id="list2412017296" text:style-name="L1">
        <text:list-item>
          <text:p text:style-name="P13"><text:span text:style-name="Strong_20_Emphasis">Archivos de Texto (.txt)</text:span>: Texto plano normal y sin nada especial. Lo vemos igual sin importar dónde lo abramos, ya sea con el bloc de notas o con editores de texto avanzados. </text:p>
        </text:list-item>
        <text:list-item>
          <text:p text:style-name="P13"><text:span text:style-name="Strong_20_Emphasis">Archivos RTF (.rtf)</text:span>: Podemos guardar texto con diferentes tamaños, estilos y colores. Pero si lo abrimos desde un editor de código, vamos a ver que es mucho más complejo que solo el texto plano. Esto es porque debe guardar todos los estilos del texto y, para esto, usa un código especial un poco difícil de entender y muy diferente a los textos con estilos especiales al que estamos acostumbrados. </text:p>
        </text:list-item>
        <text:list-item>
          <text:p text:style-name="P8"><text:span text:style-name="Strong_20_Emphasis">Archivos de Word (.docx)</text:span>: Podemos guardar imágenes y texto con diferentes tamaños, estilos o colores. Al abrirlo desde un editor de código podemos ver que es código binario, muy difícil de entender y muy diferente al texto al que estamos acostumbrados. Esto es porque Word está optimizado para entender este código especial y representarlo gráficamente. </text:p>
        </text:list-item>
      </text:list>
      <text:p text:style-name="P4"><text:span text:style-name="Strong_20_Emphasis"><text:span text:style-name="T4"/></text:span></text:p>
      <text:p text:style-name="P4"><text:soft-page-break/><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Comandos básicos en la terminal:</text:span></text:span></text:p>
      <text:list xml:id="list2091405915" text:style-name="L2">
        <text:list-item>
          <text:p text:style-name="P14"><text:span text:style-name="Strong_20_Emphasis">pwd</text:span>: Nos muestra la ruta de carpetas en la que te encuentras ahora mismo. </text:p>
        </text:list-item>
        <text:list-item>
          <text:p text:style-name="P14"><text:span text:style-name="Strong_20_Emphasis">mkdir</text:span>: Nos permite crear carpetas (por ejemplo, <text:span text:style-name="Source_20_Text">mkdir Carpeta-Importante</text:span>). </text:p>
        </text:list-item>
        <text:list-item>
          <text:p text:style-name="P14"><text:span text:style-name="Strong_20_Emphasis">touch</text:span>: Nos permite crear archivos (por ejemplo, <text:span text:style-name="Source_20_Text">touch archivo.txt</text:span>). </text:p>
        </text:list-item>
        <text:list-item>
          <text:p text:style-name="P14"><text:span text:style-name="Strong_20_Emphasis">rm</text:span>: Nos permite borrar un archivo o carpeta (por ejemplo, <text:span text:style-name="Source_20_Text">rm archivo.txt</text:span>). Mucho cuidado con este comando, puedes borrar todo tu disco duro. </text:p>
        </text:list-item>
        <text:list-item>
          <text:p text:style-name="P14"><text:span text:style-name="Strong_20_Emphasis">cat</text:span>: Ver el contenido de un archivo (por ejemplo, <text:span text:style-name="Source_20_Text">cat nombre-archivo.txt</text:span>). </text:p>
        </text:list-item>
        <text:list-item>
          <text:p text:style-name="P14"><text:span text:style-name="Strong_20_Emphasis">ls</text:span>: Nos permite cambiar ver los archivos de la carpeta donde estamos ahora mismo. Podemos usar uno o más argumentos para ver más información sobre estos archivos (los argumentos pueden ser <text:span text:style-name="Source_20_Text">--</text:span> + el nombre del argumento o <text:span text:style-name="Source_20_Text">-</text:span> + una sola letra o shortcut por cada argumento).<text:line-break/>- <text:span text:style-name="Source_20_Text">ls -a</text:span>: Mostrar todos los archivos, incluso los ocultos.<text:line-break/>- <text:span text:style-name="Source_20_Text">ls -l</text:span>: Ver todos los archivos como una lista. </text:p>
        </text:list-item>
        <text:list-item>
          <text:p text:style-name="P14"><text:span text:style-name="Strong_20_Emphasis">cd</text:span>: Nos permite navegar entre carpetas.<text:line-break/>- <text:span text:style-name="Source_20_Text">cd /</text:span>: Ir a la ruta principal:<text:line-break/>- <text:span text:style-name="Source_20_Text">cd</text:span> o <text:span text:style-name="Source_20_Text">cd ~</text:span>: Ir a la ruta de tu usuario<text:line-break/>- <text:span text:style-name="Source_20_Text">cd carpeta/subcarpeta</text:span>: Navegar a una ruta dentro de la carpeta donde estamos ahora mismo.<text:line-break/>- <text:span text:style-name="Source_20_Text">cd ..</text:span> (<text:span text:style-name="Source_20_Text">cd</text:span> + dos puntos): Regresar una carpeta hacia atrás.<text:line-break/>- Si quieres referirte al directorio en el que te encuentras ahora mismo puedes usar <text:span text:style-name="Source_20_Text">cd .</text:span> (<text:span text:style-name="Source_20_Text">cd</text:span> + un punto). </text:p>
        </text:list-item>
        <text:list-item>
          <text:p text:style-name="P14"><text:span text:style-name="Strong_20_Emphasis">history</text:span>: Ver los últimos comandos que ejecutamos y un número especial con el que podemos repetir su ejecución. </text:p>
        </text:list-item>
        <text:list-item>
          <text:p text:style-name="P14"><text:span text:style-name="Strong_20_Emphasis">! + número</text:span>: Ejecutar algún comando con el número que nos muestra el comando <text:span text:style-name="Source_20_Text">history</text:span> (por ejemplo, <text:span text:style-name="Source_20_Text">!72</text:span>). </text:p>
        </text:list-item>
        <text:list-item>
          <text:p text:style-name="P9"><text:span text:style-name="Strong_20_Emphasis">clear</text:span>: Para limpiar la terminal. También podemos usar los atajos de teclado <text:span text:style-name="Source_20_Text">Ctrl + L</text:span> o <text:span text:style-name="Source_20_Text">Command + L</text:span>. </text:p>
        </text:list-item>
      </text:list>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text:span></text:p>
      <text:p text:style-name="P4"><text:soft-page-break/><text:span text:style-name="Strong_20_Emphasis"><text:span text:style-name="T4"/></text:span></text:p>
      <text:p text:style-name="P4"><text:span text:style-name="Strong_20_Emphasis"><text:span text:style-name="T4">Ciclo de vida o estados de los archivos en Git</text:span></text:span><text:span text:style-name="T4">:<text:line-break/>Cuando trabajamos con Git nuestros archivos pueden vivir y moverse entre 4 diferentes estados (cuando trabajamos con repositorios remotos pueden ser más estados, pero lo estudiaremos más adelante):</text:span></text:p>
      <text:list xml:id="list1260612859" text:style-name="L3">
        <text:list-item>
          <text:p text:style-name="P15"><text:span text:style-name="Strong_20_Emphasis">Archivos Tracked</text:span>: son los archivos que viven dentro de Git, no tienen cambios pendientes y sus últimas actualizaciones han sido guardadas en el repositorio gracias a los comandos <text:span text:style-name="Source_20_Text">git add</text:span> y <text:span text:style-name="Source_20_Text">git commit</text:span>. </text:p>
        </text:list-item>
        <text:list-item>
          <text:p text:style-name="P15"><text:span text:style-name="Strong_20_Emphasis">Archivos Staged</text:span>: son archivos en Staging. Viven dentro de Git y hay registro de ellos porque han sido afectados por el comando <text:span text:style-name="Source_20_Text">git add</text:span>, aunque no sus últimos cambios. Git ya sabe de la existencia de estos últimos cambios, pero todavía no han sido guardados definitivamente en el repositorio porque falta ejecutar el comando <text:span text:style-name="Source_20_Text">git commit</text:span>. </text:p>
        </text:list-item>
        <text:list-item>
          <text:p text:style-name="P15"><text:span text:style-name="Strong_20_Emphasis">Archivos Unstaged</text:span>: entiéndelos como archivos <text:span text:style-name="Emphasis">“Tracked pero Unstaged”</text:span>. Son archivos que viven dentro de Git pero no han sido afectados por el comando <text:span text:style-name="Source_20_Text">git add</text:span> ni mucho menos por <text:span text:style-name="Source_20_Text">git commit</text:span>. Git tiene un registro de estos archivos, pero está desactualizado, sus últimas versiones solo están guardadas en el disco duro. </text:p>
        </text:list-item>
        <text:list-item>
          <text:p text:style-name="P15"><text:span text:style-name="Strong_20_Emphasis">Archivos Untracked</text:span>: son archivos que NO viven dentro de Git, solo en el disco duro. Nunca han sido afectados por <text:span text:style-name="Source_20_Text">git add</text:span>, así que Git no tiene registros de su existencia.<text:line-break/>Recuerda que hay un caso muy raro donde los archivos tienen dos estados al mismo tiempo: staged y untracked. Esto pasa cuando guardas los cambios de un archivo en el área de Staging (con el comando <text:span text:style-name="Source_20_Text">git add</text:span>), pero antes de hacer commit para guardar los cambios en el repositorio haces nuevos cambios que todavía no han sido guardados en el área de Staging (en realidad, todo sigue funcionando igual pero es un poco divertido).<text:line-break/><text:span text:style-name="Strong_20_Emphasis">Comandos para mover archivos entre los estados de Git</text:span>: </text:p>
        </text:list-item>
        <text:list-item>
          <text:p text:style-name="P15"><text:span text:style-name="Strong_20_Emphasis"><text:span text:style-name="Source_20_Text">git status</text:span></text:span>: nos permite ver el estado de todos nuestros archivos y carpetas. </text:p>
        </text:list-item>
        <text:list-item>
          <text:p text:style-name="P15"><text:span text:style-name="Strong_20_Emphasis"><text:span text:style-name="Source_20_Text">git add</text:span></text:span>: nos ayuda a mover archivos del Untracked o Unstaged al estado Staged. Podemos usar <text:span text:style-name="Source_20_Text">git nombre-del-archivo-o-carpeta</text:span> para añadir archivos y carpetas individuales o <text:span text:style-name="Source_20_Text">git add -A</text:span> para mover todos los archivos de nuestro proyecto (tanto Untrackeds como unstageds). </text:p>
        </text:list-item>
        <text:list-item>
          <text:p text:style-name="P15"><text:span text:style-name="Strong_20_Emphasis">git reset HEAD</text:span>: nos ayuda a sacar archivos del estado Staged para devolverlos a su estado anterior. Si los archivos venían de Unstaged, vuelven allí. Y lo mismo se venían de Untracked. </text:p>
        </text:list-item>
        <text:list-item>
          <text:p text:style-name="P15"><text:span text:style-name="Strong_20_Emphasis">git commit</text:span>: nos ayuda a mover archivos de Unstaged a Staged. Esta es una ocasión especial, los archivos han sido guardado o actualizados en el repositorio. Git nos pedirá que dejemos un mensaje para recordar los cambios que hicimos y podemos usar el argumento <text:span text:style-name="Source_20_Text">-m</text:span> para escribirlo (<text:span text:style-name="Source_20_Text">git commit -m "mensaje"</text:span>). </text:p>
        </text:list-item>
        <text:list-item>
          <text:p text:style-name="P10"><text:span text:style-name="Strong_20_Emphasis">git rm</text:span>: este comando necesita alguno de los siguientes argumentos para poder ejecutarse correctamente:<text:line-break/>- <text:span text:style-name="Source_20_Text">git rm --cached</text:span>: Mueve los archivos que le indiquemos al estado Untracked.<text:line-break/>- <text:span text:style-name="Source_20_Text">git rm --force</text:span>: Elimina los archivos de Git y del disco duro. Git guarda el registro de la existencia de los archivos, por lo que podremos recuperarlos si es necesario (pero debemos usar comandos más avanzados). </text:p>
        </text:list-item>
      </text:list>
      <text:p text:style-name="Text_20_body"><text:soft-page-break/></text:p>
      <text:p text:style-name="Text_20_body"/>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3T13:42:47.280054022</meta:creation-date>
    <dc:date>2020-09-16T18:15:20.446001705</dc:date>
    <meta:editing-duration>PT1H41M49S</meta:editing-duration>
    <meta:editing-cycles>4</meta:editing-cycles>
    <meta:generator>LibreOffice/6.4.5.2$Linux_X86_64 LibreOffice_project/40$Build-2</meta:generator>
    <meta:document-statistic meta:table-count="0" meta:image-count="0" meta:object-count="0" meta:page-count="5" meta:paragraph-count="52" meta:word-count="1499" meta:character-count="8749" meta:non-whitespace-character-count="7326"/>
  </office:meta>
</office:document-meta>
</file>